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06638888888889cm"/>
    </style:style>
    <style:style style:name="co2" style:family="table-column">
      <style:table-column-properties fo:break-before="auto" style:column-width="3.24555555555556cm"/>
    </style:style>
    <style:style style:name="co3" style:family="table-column">
      <style:table-column-properties fo:break-before="auto" style:column-width="2.94569444444444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395927534ns or 0.395927534s</text:p>
          </table:table-cell>
          <table:table-cell office:value-type="float" office:value="395927534" table:style-name="ce1">
            <text:p>395927534</text:p>
          </table:table-cell>
          <table:table-cell office:value-type="float" office:value="0.39592753400000003" table:style-name="ce1">
            <text:p>0.3959275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77963484ns or 0.377963484s</text:p>
          </table:table-cell>
          <table:table-cell office:value-type="float" office:value="377963484" table:style-name="ce1">
            <text:p>377963484</text:p>
          </table:table-cell>
          <table:table-cell office:value-type="float" office:value="0.37796348400000002" table:style-name="ce1">
            <text:p>0.3779634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77412330ns or 0.377412330s</text:p>
          </table:table-cell>
          <table:table-cell office:value-type="float" office:value="377412330" table:style-name="ce1">
            <text:p>377412330</text:p>
          </table:table-cell>
          <table:table-cell office:value-type="float" office:value="0.37741233000000002" table:style-name="ce1">
            <text:p>0.377412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89421903ns or 0.389421903s</text:p>
          </table:table-cell>
          <table:table-cell office:value-type="float" office:value="389421903" table:style-name="ce1">
            <text:p>389421903</text:p>
          </table:table-cell>
          <table:table-cell office:value-type="float" office:value="0.38942190300000001" table:style-name="ce1">
            <text:p>0.3894219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70402068ns or 0.370402068s</text:p>
          </table:table-cell>
          <table:table-cell office:value-type="float" office:value="370402068" table:style-name="ce1">
            <text:p>370402068</text:p>
          </table:table-cell>
          <table:table-cell office:value-type="float" office:value="0.37040206799999997" table:style-name="ce1">
            <text:p>0.3704020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80458430ns or 0.380458430s</text:p>
          </table:table-cell>
          <table:table-cell office:value-type="float" office:value="380458430" table:style-name="ce1">
            <text:p>380458430</text:p>
          </table:table-cell>
          <table:table-cell office:value-type="float" office:value="0.38045843000000001" table:style-name="ce1">
            <text:p>0.380458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79023159ns or 0.379023159s</text:p>
          </table:table-cell>
          <table:table-cell office:value-type="float" office:value="379023159" table:style-name="ce1">
            <text:p>379023159</text:p>
          </table:table-cell>
          <table:table-cell office:value-type="float" office:value="0.379023159" table:style-name="ce1">
            <text:p>0.379023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81105145ns or 0.381105145s</text:p>
          </table:table-cell>
          <table:table-cell office:value-type="float" office:value="381105145" table:style-name="ce1">
            <text:p>381105145</text:p>
          </table:table-cell>
          <table:table-cell office:value-type="float" office:value="0.38110514499999998" table:style-name="ce1">
            <text:p>0.381105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78495725ns or 0.378495725s</text:p>
          </table:table-cell>
          <table:table-cell office:value-type="float" office:value="378495725" table:style-name="ce1">
            <text:p>378495725</text:p>
          </table:table-cell>
          <table:table-cell office:value-type="float" office:value="0.37849572500000001" table:style-name="ce1">
            <text:p>0.3784957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84412695ns or 0.384412695s</text:p>
          </table:table-cell>
          <table:table-cell office:value-type="float" office:value="384412695" table:style-name="ce1">
            <text:p>384412695</text:p>
          </table:table-cell>
          <table:table-cell office:value-type="float" office:value="0.38441269500000003" table:style-name="ce1">
            <text:p>0.3844126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<text:s/></text:p>
          </table:table-cell>
          <table:table-cell office:value-type="float" office:value="381462247.30000001" table:formula="of:=AVERAGE([.B1:.B10])" table:style-name="ce1">
            <text:p>381462247.3</text:p>
          </table:table-cell>
          <table:table-cell office:value-type="float" office:value="0.3814622473" table:formula="of:=AVERAGE([.C1:.C10])" table:style-name="ce1">
            <text:p>0.381462247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avi</dc:creator>
    <meta:creation-date>2019-12-13T12:41:51Z</meta:creation-date>
    <dc:date>2019-12-13T15:59:36Z</dc:date>
    <meta:editing-cycles>1</meta:editing-cycles>
    <meta:editing-duration>PT84S</meta:editing-duration>
  </office:meta>
</office:document-meta>
</file>